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fo:font-size="16pt" fo:font-weight="normal" officeooo:rsid="0004bec3" officeooo:paragraph-rsid="0004bec3" style:font-size-asian="16pt" style:font-weight-asian="normal" style:font-size-complex="16pt" style:font-weight-complex="normal"/>
    </style:style>
    <style:style style:name="P2" style:family="paragraph" style:parent-style-name="Heading_20_2">
      <style:paragraph-properties fo:text-align="start" style:justify-single-word="false"/>
      <style:text-properties fo:font-size="16pt" fo:font-weight="normal" officeooo:paragraph-rsid="0004bec3" style:font-size-asian="16pt" style:font-weight-asian="normal" style:font-size-complex="16pt" style:font-weight-complex="normal"/>
    </style:style>
    <style:style style:name="P3" style:family="paragraph" style:parent-style-name="Standard">
      <style:text-properties fo:font-size="20pt" officeooo:rsid="00038795" officeooo:paragraph-rsid="00038795" style:font-size-asian="20pt" style:font-size-complex="20pt"/>
    </style:style>
    <style:style style:name="P4" style:family="paragraph" style:parent-style-name="Standard">
      <style:text-properties fo:font-size="20pt" officeooo:rsid="0004bec3" officeooo:paragraph-rsid="0004bec3" style:font-size-asian="20pt" style:font-size-complex="20pt"/>
    </style:style>
    <style:style style:name="P5" style:family="paragraph" style:parent-style-name="Standard">
      <style:text-properties fo:font-size="16pt" officeooo:rsid="00038795" officeooo:paragraph-rsid="00038795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officeooo:rsid="0004bec3" officeooo:paragraph-rsid="0004bec3" style:font-size-asian="16pt" style:font-size-complex="16pt"/>
    </style:style>
    <style:style style:name="P7" style:family="paragraph" style:parent-style-name="Standard">
      <style:text-properties fo:font-size="16pt" officeooo:rsid="0004bec3" officeooo:paragraph-rsid="0004bec3" style:font-size-asian="16pt" style:font-size-complex="16pt"/>
    </style:style>
    <style:style style:name="P8" style:family="paragraph" style:parent-style-name="Standard">
      <style:text-properties fo:font-size="16pt" officeooo:paragraph-rsid="0007e17d" style:font-size-asian="16pt" style:font-size-complex="16pt"/>
    </style:style>
    <style:style style:name="P9" style:family="paragraph" style:parent-style-name="Text_20_body">
      <style:text-properties fo:font-size="20pt" fo:font-weight="normal" officeooo:rsid="0004bec3" officeooo:paragraph-rsid="0004bec3" style:font-size-asian="20pt" style:font-weight-asian="normal" style:font-size-complex="20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font-size="16pt" officeooo:paragraph-rsid="0004bec3" style:font-size-asian="16pt" style:font-size-complex="16pt"/>
    </style:style>
    <style:style style:name="P11" style:family="paragraph" style:parent-style-name="Text_20_body">
      <style:paragraph-properties fo:text-align="start" style:justify-single-word="false"/>
      <style:text-properties fo:font-size="16pt" officeooo:paragraph-rsid="0004bec3" style:font-size-asian="16pt" style:font-size-complex="16pt"/>
    </style:style>
    <style:style style:name="P12" style:family="paragraph" style:parent-style-name="Text_20_body">
      <style:paragraph-properties fo:text-align="start" style:justify-single-word="false"/>
      <style:text-properties officeooo:paragraph-rsid="0004bec3"/>
    </style:style>
    <style:style style:name="T1" style:family="text">
      <style:text-properties officeooo:rsid="00038795"/>
    </style:style>
    <style:style style:name="T2" style:family="text">
      <style:text-properties officeooo:rsid="0004bec3"/>
    </style:style>
    <style:style style:name="T3" style:family="text">
      <style:text-properties fo:font-size="20pt" fo:font-weight="normal" officeooo:rsid="0004bec3" style:font-size-asian="20pt" style:font-weight-asian="normal" style:font-size-complex="20pt" style:font-weight-complex="normal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4bec3" style:font-weight-asian="normal" style:font-weight-complex="normal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officeooo:rsid="00038795" style:font-size-asian="16pt" style:font-size-complex="16pt"/>
    </style:style>
    <style:style style:name="T10" style:family="text">
      <style:text-properties officeooo:rsid="00069c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cherche métiers après BUT </text:p>
      <text:p text:style-name="P3"/>
      <text:p text:style-name="P5">- administrateur base de donnée (p1)</text:p>
      <text:p text:style-name="P5"/>
      <text:p text:style-name="P5">-Chef / cheffe de projet web (p1)</text:p>
      <text:p text:style-name="P5"/>
      <text:p text:style-name="P5">-Data analyst / Data scientist(p2)</text:p>
      <text:p text:style-name="P5"/>
      <text:p text:style-name="P5">-Développeur / Développeuse informatique (p2)</text:p>
      <text:p text:style-name="P5"/>
      <text:p text:style-name="P5">-<text:span text:style-name="T2">Développeur / Développeuse d’applications mobiles (p2)</text:span></text:p>
      <text:p text:style-name="P5"/>
      <text:p text:style-name="P5">-<text:span text:style-name="T2">Technicien / Technicienne micro informatique (p4)</text:span></text:p>
      <text:p text:style-name="P6"><text:s text:c="3"/>→ assure entretien et réparation des matériels <text:s/>informatiques</text:p>
      <text:p text:style-name="P5"/>
      <text:p text:style-name="P5">-<text:span text:style-name="T10">Responsable des projets informatiques </text:span></text:p>
      <text:p text:style-name="P8"><text:span text:style-name="T1">→</text:span>responsable de l’état d'avancement d'un projet, il ou elle traduit en solutions informatiques les demandes des clients ou des services internes <text:span text:style-name="T1"><text:s/></text:span></text:p>
      <text:p text:style-name="P5"/>
      <text:p text:style-name="P5"/>
      <text:p text:style-name="P4">métiers après poursuite d’étude en école d’ingé<text:span text:style-name="T10">nieur</text:span></text:p>
      <text:p text:style-name="P7"/>
      <text:h text:style-name="P1" text:outline-level="2"><text:s/>Ingénieur / Ingénieure en réalité virtuelle, réalité augmentée </text:h>
      <text:p text:style-name="P10"><text:span text:style-name="T6"><text:s text:c="8"/>→ </text:span>crée un monde qui nous permet d'interagir avec des images de synthèse en 3 dimensions comme dans la vie réelle. </text:p>
      <text:h text:style-name="P2" text:outline-level="2"><text:s/>Ingénieur en intelligence artificielle – IA</text:h>
      <text:p text:style-name="P10"><text:span text:style-name="T5">→ </text:span>conçoit des programmes informatiques capables de raisonner comme l'homme afin de répondre à des tâches complexes </text:p>
      <text:p text:style-name="P10"/>
      <text:h text:style-name="P2" text:outline-level="2">Architecte Big Data</text:h>
      <text:p text:style-name="P12"><text:span text:style-name="T7">→ </text:span><text:span text:style-name="T8">organiser la récupération, la gestion et le stockage des données brutes. </text:span></text:p>
      <text:p text:style-name="P11"/>
      <text:p text:style-name="P11"/>
      <text:p text:style-name="P11"><text:soft-page-break/></text:p>
      <text:p text:style-name="P10"/>
      <text:p text:style-name="P10"/>
      <text:p text:style-name="P11"/>
      <text:p text:style-name="P9"/>
      <text:p text:style-name="P9"/>
      <text:p text:style-name="P9"/>
      <text:p text:style-name="P4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4T15:00:13.659000000</meta:creation-date>
    <dc:date>2022-03-04T15:28:45.265000000</dc:date>
    <meta:editing-duration>PT7M58S</meta:editing-duration>
    <meta:editing-cycles>4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17" meta:word-count="145" meta:character-count="1021" meta:non-whitespace-character-count="870"/>
  </office:meta>
</office:document-meta>
</file>